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Case study questionnaire</text:h>
      <text:h text:style-name="Heading_20_2" text:outline-level="2">What was the name of the campaign or action?</text:h>
      <text:p text:style-name="First_20_paragraph"><text:span text:style-name="T1">(One</text:span><text:span text:style-name="T2"> </text:span><text:span text:style-name="T3">line</text:span><text:span text:style-name="T4"> </text:span><text:span text:style-name="T5">—</text:span><text:span text:style-name="T6"> </text:span><text:span text:style-name="T7">example:</text:span><text:span text:style-name="T8"> </text:span><text:span text:style-name="T9">the</text:span><text:span text:style-name="T10"> </text:span><text:span text:style-name="T11">Flower</text:span><text:span text:style-name="T12"> </text:span><text:span text:style-name="T13">Speech</text:span><text:span text:style-name="T14"> </text:span><text:span text:style-name="T15">campaign)</text:span></text:p>
      <text:h text:style-name="Heading_20_2" text:outline-level="2">What was the goal?</text:h>
      <text:h text:style-name="Heading_20_2" text:outline-level="2">What was one main tactic that was used, and how was it used?</text:h>
      <text:h text:style-name="Heading_20_2" text:outline-level="2">Was the campaign/action effective or ineffective, and why?</text:h>
      <text:h text:style-name="Heading_20_2" text:outline-level="2">What are some key lessons that other activists could learn from this?</text:h>
      <text:h text:style-name="Heading_20_2" text:outline-level="2">Where can people learn more?</text:h>
      <text:p text:style-name="First_20_paragraph">(List websites, articles, etc.)</text:p>
      <text:h text:style-name="Heading_20_2" text:outline-level="2"><text:span text:style-name="T16">Possible</text:span><text:span text:style-name="T17"> </text:span><text:span text:style-name="T18">further</text:span><text:span text:style-name="T19"> </text:span><text:span text:style-name="T20">questions</text:span><text:span text:style-name="T21"> </text:span><text:span text:style-name="T22">to</text:span><text:span text:style-name="T23"> </text:span><text:span text:style-name="T24">tease</text:span><text:span text:style-name="T25"> </text:span><text:span text:style-name="T26">out</text:span><text:span text:style-name="T27"> </text:span><text:span text:style-name="T28">interesting</text:span><text:span text:style-name="T29"> </text:span><text:span text:style-name="T30">material:</text:span></text:h>
      <text:h text:style-name="Heading_20_2" text:outline-level="2">Were there any unintended consequences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